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000000345B5CBB0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6.394cm" draw:z-index="0"><draw:image xlink:href="Pictures/100002010000052000000345B5CBB0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10:12:02.26</meta:creation-date>
    <meta:document-statistic meta:table-count="0" meta:image-count="1" meta:object-count="0" meta:page-count="1" meta:paragraph-count="0" meta:word-count="0" meta:character-count="0"/>
    <dc:date>2025-05-06T10:12:31.10</dc:date>
    <dc:creator>Gestionnaire </dc:creator>
    <meta:editing-duration>PT29S</meta:editing-duration>
    <meta:editing-cycles>1</meta:editing-cycles>
    <meta:generator>OpenOffice/4.1.8$Win32 OpenOffice.org_project/418m3$Build-9803</meta:generator>
  </office:meta>
</office:document-meta>
</file>